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>
            <text:p>0. .. 1. Byte / Guard</text:p>
          </table:table-cell>
          <table:table-cell/>
          <table:table-cell table:style-name="ce3" office:value-type="string" calcext:value-type="string">
            <text:p>Traininssequence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2"/>
          <table:table-cell table:number-columns-repeated="22"/>
        </table:table-row>
        <table:table-row table:style-name="ro1">
          <table:table-cell table:number-columns-repeated="2"/>
          <table:table-cell table:style-name="ce3" office:value-type="string" calcext:value-type="string">
            <text:p>2. Byte Basestation</text:p>
          </table:table-cell>
          <table:table-cell table:number-columns-repeated="3"/>
          <table:table-cell table:style-name="ce1" office:value-type="string" calcext:value-type="string">
            <text:p>2. Byte Clientstation</text:p>
          </table:table-cell>
          <table:table-cell table:number-columns-repeated="6"/>
          <table:table-cell table:style-name="ce2" office:value-type="string" calcext:value-type="string">
            <text:p>Calculation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it 0 … 5</text:p>
          </table:table-cell>
          <table:table-cell office:value-type="string" calcext:value-type="string">
            <text:p>Adresse Client, 0=Broadcast</text:p>
          </table:table-cell>
          <table:table-cell table:number-columns-repeated="2"/>
          <table:table-cell office:value-type="string" calcext:value-type="string">
            <text:p>Bit 0:</text:p>
          </table:table-cell>
          <table:table-cell office:value-type="string" calcext:value-type="string">
            <text:p>RTP Puffer 20% voll (aka 2 Packete)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atusbits</text:span> 00</text:p>
          </table:table-cell>
          <table:table-cell office:value-type="string" calcext:value-type="string">
            <text:p>Payload, IP normal</text:p>
          </table:table-cell>
          <table:table-cell table:number-columns-repeated="2"/>
          <table:table-cell office:value-type="string" calcext:value-type="string">
            <text:p>Bit 1 … 2: </text:p>
          </table:table-cell>
          <table:table-cell office:value-type="string" calcext:value-type="string">
            <text:p>Reserviert fuer weitere Modulationsarten</text:p>
          </table:table-cell>
          <table:table-cell table:number-columns-repeated="5"/>
          <table:table-cell office:value-type="float" office:value="268.971" calcext:value-type="float">
            <text:p>268,971</text:p>
          </table:table-cell>
          <table:table-cell office:value-type="string" calcext:value-type="string">
            <text:p>Kbau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atusbits </text:span>01</text:p>
          </table:table-cell>
          <table:table-cell office:value-type="string" calcext:value-type="string">
            <text:p>Payload, RTP ohne Prüfsummen</text:p>
          </table:table-cell>
          <table:table-cell table:number-columns-repeated="2"/>
          <table:table-cell office:value-type="string" calcext:value-type="string">
            <text:p>Bit 3-4: 00</text:p>
          </table:table-cell>
          <table:table-cell office:value-type="string" calcext:value-type="string">
            <text:p>Please send in 8PSK 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Bit/Baud Brut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atusbits </text:span>10</text:p>
          </table:table-cell>
          <table:table-cell office:value-type="string" calcext:value-type="string">
            <text:p>Acknowledge (mit TCP 32Bytes)</text:p>
          </table:table-cell>
          <table:table-cell table:number-columns-repeated="2"/>
          <table:table-cell office:value-type="string" calcext:value-type="string">
            <text:p>Bit 3-4: 01</text:p>
          </table:table-cell>
          <table:table-cell office:value-type="string" calcext:value-type="string">
            <text:p>Please send in 16AFSK</text:p>
          </table:table-cell>
          <table:table-cell table:number-columns-repeated="5"/>
          <table:table-cell table:formula="of:=[.N7]*[.N6]" office:value-type="float" office:value="806.913" calcext:value-type="float">
            <text:p>806,913</text:p>
          </table:table-cell>
          <table:table-cell office:value-type="string" calcext:value-type="string">
            <text:p>Kbit/s Brut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atusbits </text:span>11</text:p>
          </table:table-cell>
          <table:table-cell office:value-type="string" calcext:value-type="string">
            <text:p>Control-packet Basestation</text:p>
          </table:table-cell>
          <table:table-cell table:number-columns-repeated="2"/>
          <table:table-cell office:value-type="string" calcext:value-type="string">
            <text:p>Bit 3-4: 10</text:p>
          </table:table-cell>
          <table:table-cell office:value-type="string" calcext:value-type="string">
            <text:p>Please send in 32AFSK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Khz Spektrum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3-4: 11</text:p>
          </table:table-cell>
          <table:table-cell office:value-type="string" calcext:value-type="string">
            <text:p>Please send in 64AFSK </text:p>
          </table:table-cell>
          <table:table-cell table:number-columns-repeated="5"/>
          <table:table-cell table:style-name="ce4" table:formula="of:=1-([.N9]/[.N6])" office:value-type="float" office:value="0.256425413892204" calcext:value-type="float">
            <text:p>0,256</text:p>
          </table:table-cell>
          <table:table-cell office:value-type="string" calcext:value-type="string">
            <text:p>Cos-Roll-Off-Fakto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5-7: 000</text:p>
          </table:table-cell>
          <table:table-cell office:value-type="string" calcext:value-type="string">
            <text:p>Payload, IPv4 normal with DST IP, but no IPv4 Header or checksums</text:p>
          </table:table-cell>
          <table:table-cell table:number-columns-repeated="5"/>
          <table:table-cell table:formula="of:=[.N8]/8" office:value-type="float" office:value="100.864125" calcext:value-type="float">
            <text:p>100,864125</text:p>
          </table:table-cell>
          <table:table-cell office:value-type="string" calcext:value-type="string">
            <text:p>Kbytes/sec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5-7: 001</text:p>
          </table:table-cell>
          <table:table-cell office:value-type="string" calcext:value-type="string">
            <text:p>Payload, RTP without checksums</text:p>
          </table:table-cell>
          <table:table-cell table:number-columns-repeated="5"/>
          <table:table-cell table:formula="of:=[.N11]*1000" office:value-type="float" office:value="100864.125" calcext:value-type="float">
            <text:p>100864,125</text:p>
          </table:table-cell>
          <table:table-cell office:value-type="string" calcext:value-type="string">
            <text:p>Bytes/sec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5-7: 010</text:p>
          </table:table-cell>
          <table:table-cell office:value-type="string" calcext:value-type="string">
            <text:p>Acknowledge (with TCP 32Bytes)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Bit 5-7: 011</text:p>
          </table:table-cell>
          <table:table-cell office:value-type="string" calcext:value-type="string">
            <text:p>Last Packet, after it only in startup-timeslot connection possible</text:p>
          </table:table-cell>
          <table:table-cell table:number-columns-repeated="5"/>
          <table:table-cell table:formula="of:=[.N12]/[.D36]" office:value-type="float" office:value="512.000634517766" calcext:value-type="float">
            <text:p>512,000634517766</text:p>
          </table:table-cell>
          <table:table-cell office:value-type="string" calcext:value-type="string">
            <text:p>PPS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5-7: 100</text:p>
          </table:table-cell>
          <table:table-cell office:value-type="string" calcext:value-type="string">
            <text:p>IP Puffer 20% voll, aka 4 Packete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Bit 5-7: 101</text:p>
          </table:table-cell>
          <table:table-cell office:value-type="string" calcext:value-type="string">
            <text:p>IP Puffer 40% voll, aka 8 Packete</text:p>
          </table:table-cell>
          <table:table-cell table:number-columns-repeated="5"/>
          <table:table-cell table:formula="of:=1/[.N12]*1000*1000" office:value-type="float" office:value="9.91432781477061" calcext:value-type="float">
            <text:p>9,91432781477061</text:p>
          </table:table-cell>
          <table:table-cell office:value-type="string" calcext:value-type="string">
            <text:p>Mikroseconds per Byte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Bit 5-7: 110</text:p>
          </table:table-cell>
          <table:table-cell office:value-type="string" calcext:value-type="string">
            <text:p>IP Puffer 60% voll, aka 10Packete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Bit 5-7: 111</text:p>
          </table:table-cell>
          <table:table-cell office:value-type="string" calcext:value-type="string">
            <text:p>IP Puffer 80% (aka 12Packete) oder mehr voll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/>
          <table:table-cell table:style-name="ce3" office:value-type="string" calcext:value-type="string">
            <text:p>Controllpacket (cyclic, always 8PSK)</text:p>
          </table:table-cell>
          <table:table-cell table:number-columns-repeated="10"/>
          <table:table-cell table:style-name="ce3" office:value-type="string" calcext:value-type="string">
            <text:p>Timeslot</text:p>
          </table:table-cell>
          <table:table-cell table:style-name="ce3" office:value-type="string" calcext:value-type="string">
            <text:p>until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Basestations sends</text:p>
          </table:table-cell>
          <table:table-cell/>
          <table:table-cell table:style-name="ce3" office:value-type="string" calcext:value-type="string">
            <text:p>Clientstation send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Maybe 1. .. 2. Byte / Guard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table:formula="of:=1" office:value-type="float" office:value="1" calcext:value-type="float">
            <text:p>1</text:p>
          </table:table-cell>
          <table:table-cell office:value-type="string" calcext:value-type="string">
            <text:p>1. Kontrollpacket</text:p>
          </table:table-cell>
          <table:table-cell/>
          <table:table-cell office:value-type="string" calcext:value-type="string">
            <text:p>Startup-timeslot <text:s/>„A“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3. Byte</text:p>
          </table:table-cell>
          <table:table-cell office:value-type="string" calcext:value-type="string">
            <text:p>Statusbits, see above</text:p>
          </table:table-cell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table:formula="of:=[.N22]+63" office:value-type="float" office:value="64" calcext:value-type="float">
            <text:p>64</text:p>
          </table:table-cell>
          <table:table-cell table:style-name="ce5" table:formula="of:=[.O22]-[.N22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4. - 11. Byte</text:p>
          </table:table-cell>
          <table:table-cell office:value-type="string" calcext:value-type="string">
            <text:p>Stationname &lt;spare&gt;HA7FM/p</text:p>
          </table:table-cell>
          <table:table-cell table:number-columns-repeated="9"/>
          <table:table-cell table:style-name="ce5" table:formula="of:=[.O22]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. Kontrollpacket</text:p>
          </table:table-cell>
          <table:table-cell/>
          <table:table-cell office:value-type="string" calcext:value-type="string">
            <text:p>Startup-timeslot <text:s/>„B“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2. - 20. Byte</text:p>
          </table:table-cell>
          <table:table-cell office:value-type="string" calcext:value-type="string">
            <text:p>32Bit unix Timestamp + 32Bit Microtime</text:p>
          </table:table-cell>
          <table:table-cell table:number-columns-repeated="9"/>
          <table:table-cell table:formula="of:=[.N23]+1" office:value-type="float" office:value="65" calcext:value-type="float">
            <text:p>65</text:p>
          </table:table-cell>
          <table:table-cell table:style-name="ce5" table:formula="of:=[.N24]+63" office:value-type="float" office:value="128" calcext:value-type="float">
            <text:p>128</text:p>
          </table:table-cell>
          <table:table-cell table:style-name="ce5" table:formula="of:=[.O24]-[.N24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1. - 77. Byte</text:p>
          </table:table-cell>
          <table:table-cell office:value-type="string" calcext:value-type="string">
            <text:p>Received Eb/Noisefloor value (in 0,5dB steps, 7Bit x 63 clients) for power control of clients</text:p>
          </table:table-cell>
          <table:table-cell table:number-columns-repeated="9"/>
          <table:table-cell table:style-name="ce5" table:formula="of:=[.O24]" office:value-type="float" office:value="128" calcext:value-type="float">
            <text:p>12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3. Kontrollpacket</text:p>
          </table:table-cell>
          <table:table-cell/>
          <table:table-cell office:value-type="string" calcext:value-type="string">
            <text:p>Startup-timeslot <text:s/>„C“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78. – 134. Byte</text:p>
          </table:table-cell>
          <table:table-cell office:value-type="string" calcext:value-type="string">
            <text:p>Timeslotassignment 7bit x 63 clients (Client gets at startup only one slot and one Time advance value)</text:p>
          </table:table-cell>
          <table:table-cell table:number-columns-repeated="9"/>
          <table:table-cell table:formula="of:=[.N25]+1" office:value-type="float" office:value="129" calcext:value-type="float">
            <text:p>129</text:p>
          </table:table-cell>
          <table:table-cell table:style-name="ce5" table:formula="of:=[.N26]+63" office:value-type="float" office:value="192" calcext:value-type="float">
            <text:p>192</text:p>
          </table:table-cell>
          <table:table-cell table:style-name="ce5" table:formula="of:=[.O26]-[.N26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35. - 189. Byte</text:p>
          </table:table-cell>
          <table:table-cell office:value-type="string" calcext:value-type="string">
            <text:p>Acknowledge (for max. 2 TCP Packets)</text:p>
          </table:table-cell>
          <table:table-cell table:number-columns-repeated="9"/>
          <table:table-cell table:formula="of:=[.O26]" office:value-type="float" office:value="192" calcext:value-type="float">
            <text:p>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 Kontrollpacket</text:p>
          </table:table-cell>
          <table:table-cell/>
          <table:table-cell office:value-type="string" calcext:value-type="string">
            <text:p>Startup-timeslot <text:s/>„D“</text:p>
          </table:table-cell>
          <table:table-cell table:number-columns-repeated="6"/>
        </table:table-row>
        <table:table-row table:style-name="ro1">
          <table:table-cell table:number-columns-repeated="13"/>
          <table:table-cell table:formula="of:=[.N27]+1" office:value-type="float" office:value="193" calcext:value-type="float">
            <text:p>193</text:p>
          </table:table-cell>
          <table:table-cell table:style-name="ce5" table:formula="of:=[.N28]+63" office:value-type="float" office:value="256" calcext:value-type="float">
            <text:p>256</text:p>
          </table:table-cell>
          <table:table-cell table:style-name="ce5" table:formula="of:=[.O28]-[.N28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table:formula="of:=[.O28]" office:value-type="float" office:value="256" calcext:value-type="float">
            <text:p>25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5. Kontrollpacket</text:p>
          </table:table-cell>
          <table:table-cell/>
          <table:table-cell office:value-type="string" calcext:value-type="string">
            <text:p>Startup-timeslot <text:s/>„E“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TP Packet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yte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round 64KBit/s Payload</text:p>
          </table:table-cell>
          <table:table-cell table:number-columns-repeated="6"/>
          <table:table-cell table:formula="of:=[.N29]+1" office:value-type="float" office:value="257" calcext:value-type="float">
            <text:p>257</text:p>
          </table:table-cell>
          <table:table-cell table:style-name="ce5" table:formula="of:=[.N30]+63" office:value-type="float" office:value="320" calcext:value-type="float">
            <text:p>320</text:p>
          </table:table-cell>
          <table:table-cell table:style-name="ce5" table:formula="of:=[.O30]-[.N30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ACK Pack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</text:p>
          </table:table-cell>
          <table:table-cell table:number-columns-repeated="8"/>
          <table:table-cell table:formula="of:=[.O30]" office:value-type="float" office:value="320" calcext:value-type="float">
            <text:p>3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. Kontrollpacket</text:p>
          </table:table-cell>
          <table:table-cell/>
          <table:table-cell office:value-type="string" calcext:value-type="string">
            <text:p>Startup-timeslot „F“</text:p>
          </table:table-cell>
          <table:table-cell table:number-columns-repeated="6"/>
        </table:table-row>
        <table:table-row table:style-name="ro1">
          <table:table-cell table:number-columns-repeated="13"/>
          <table:table-cell table:formula="of:=[.N31]+1" office:value-type="float" office:value="321" calcext:value-type="float">
            <text:p>321</text:p>
          </table:table-cell>
          <table:table-cell table:style-name="ce5" table:formula="of:=[.N32]+63" office:value-type="float" office:value="384" calcext:value-type="float">
            <text:p>384</text:p>
          </table:table-cell>
          <table:table-cell table:style-name="ce5" table:formula="of:=[.O32]-[.N32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5" table:formula="of:=[.O32]" office:value-type="float" office:value="384" calcext:value-type="float">
            <text:p>38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7. Kontrollpacket</text:p>
          </table:table-cell>
          <table:table-cell/>
          <table:table-cell office:value-type="string" calcext:value-type="string">
            <text:p>Startup-timeslot „G“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ytes Checksum with Digital signature</text:p>
          </table:table-cell>
          <table:table-cell table:number-columns-repeated="8"/>
          <table:table-cell table:formula="of:=[.N33]+1" office:value-type="float" office:value="385" calcext:value-type="float">
            <text:p>385</text:p>
          </table:table-cell>
          <table:table-cell table:style-name="ce5" table:formula="of:=[.N34]+63" office:value-type="float" office:value="448" calcext:value-type="float">
            <text:p>448</text:p>
          </table:table-cell>
          <table:table-cell table:style-name="ce5" table:formula="of:=[.O34]-[.N34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13"/>
          <table:table-cell table:formula="of:=[.O34]"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. Kontrollpacket</text:p>
          </table:table-cell>
          <table:table-cell/>
          <table:table-cell office:value-type="string" calcext:value-type="string">
            <text:p>Startup-timeslot “H“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style-name="ce1" table:formula="of:=[.D34]+[.D30]+3+15" office:value-type="float" office:value="197" calcext:value-type="float">
            <text:p>197</text:p>
          </table:table-cell>
          <table:table-cell office:value-type="string" calcext:value-type="string">
            <text:p>Bytes</text:p>
          </table:table-cell>
          <table:table-cell table:number-columns-repeated="8"/>
          <table:table-cell table:formula="of:=[.N35]+1" office:value-type="float" office:value="449" calcext:value-type="float">
            <text:p>449</text:p>
          </table:table-cell>
          <table:table-cell table:style-name="ce5" table:formula="of:=[.N36]+63" office:value-type="float" office:value="512" calcext:value-type="float">
            <text:p>512</text:p>
          </table:table-cell>
          <table:table-cell table:style-name="ce5" table:formula="of:=[.O36]-[.N36]" office:value-type="float" office:value="63" calcext:value-type="float">
            <text:p>63</text:p>
          </table:table-cell>
          <table:table-cell office:value-type="string" calcext:value-type="string">
            <text:p>Client 1 … 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pv4 MTU shall be around 220 Bytes for good header stripping and fast transfers</text:p>
          </table:table-cell>
          <table:table-cell table:number-columns-repeated="10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Client muss startup again if no uplink traffic was there in last second</text:p>
          </table:table-cell>
          <table:table-cell/>
          <table:table-cell table:style-name="ce5"/>
          <table:table-cell table:number-columns-repeated="9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13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13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13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13"/>
          <table:table-cell table:style-name="ce5"/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15"/>
          <table:table-cell table:style-name="ce5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eb/no Werte</text:p>
          </table:table-cell>
          <table:table-cell table:number-columns-repeated="6"/>
          <table:table-cell office:value-type="string" calcext:value-type="string">
            <text:p>Sendeblocks sind 512 – 4 die für Teilnehmer aufgeteilt werden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512-8" office:value-type="float" office:value="504" calcext:value-type="float">
            <text:p>504</text:p>
          </table:table-cell>
          <table:table-cell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[.G62]+0.5" office:value-type="float" office:value="0.5" calcext:value-type="float">
            <text:p>0,5</text:p>
          </table:table-cell>
          <table:table-cell table:number-columns-repeated="6"/>
          <table:table-cell office:value-type="string" calcext:value-type="string">
            <text:p>Zeitschlitzzuordnung</text:p>
          </table:table-cell>
          <table:table-cell/>
          <table:table-cell office:value-type="string" calcext:value-type="string">
            <text:p>Anzahl Zeitschlitze</text:p>
          </table:table-cell>
          <table:table-cell/>
          <table:table-cell office:value-type="string" calcext:value-type="string">
            <text:p>Zeitschlitznummer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G63]+0.5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G64]+0.5" office:value-type="float" office:value="1.5" calcext:value-type="float">
            <text:p>1,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65]+0.5"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G66]+0.5" office:value-type="float" office:value="2.5" calcext:value-type="float">
            <text:p>2,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float" office:value="257" calcext:value-type="float">
            <text:p>257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G67]+0.5"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float" office:value="257" calcext:value-type="float">
            <text:p>257</text:p>
          </table:table-cell>
          <table:table-cell office:value-type="float" office:value="321" calcext:value-type="float">
            <text:p>321</text:p>
          </table:table-cell>
          <table:table-cell office:value-type="float" office:value="385" calcext:value-type="float">
            <text:p>38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G68]+0.5" office:value-type="float" office:value="3.5" calcext:value-type="float">
            <text:p>3,5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uch vom Teilnehmer 2</text:p>
          </table:table-cell>
          <table:table-cell table:style-name="ce5"/>
          <table:table-cell table:number-columns-repeated="6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G69]+0.5"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formula="of:=[.P69]+7" office:value-type="float" office:value="22" calcext:value-type="float">
            <text:p>22</text:p>
          </table:table-cell>
          <table:table-cell/>
          <table:table-cell office:value-type="string" calcext:value-type="string">
            <text:p>Auch vom Teilnehmer 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G70]+0.5" office:value-type="float" office:value="4.5" calcext:value-type="float">
            <text:p>4,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table:formula="of:=[.P70]+7" office:value-type="float" office:value="29" calcext:value-type="float">
            <text:p>29</text:p>
          </table:table-cell>
          <table:table-cell/>
          <table:table-cell office:value-type="string" calcext:value-type="string">
            <text:p>Auch vom Teilnehmer 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G71]+0.5" office:value-type="float" office:value="5" calcext:value-type="float">
            <text:p>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/>
          <table:table-cell table:formula="of:=[.P71]+7" office:value-type="float" office:value="36" calcext:value-type="float">
            <text:p>36</text:p>
          </table:table-cell>
          <table:table-cell/>
          <table:table-cell office:value-type="string" calcext:value-type="string">
            <text:p>Auch vom Teilnehmer 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G72]+0.5" office:value-type="float" office:value="5.5" calcext:value-type="float">
            <text:p>5,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formula="of:=[.P72]+7" office:value-type="float" office:value="43" calcext:value-type="float">
            <text:p>43</text:p>
          </table:table-cell>
          <table:table-cell/>
          <table:table-cell office:value-type="string" calcext:value-type="string">
            <text:p>Auch vom Teilnehmer 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G73]+0.5" office:value-type="float" office:value="6" calcext:value-type="float">
            <text:p>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/>
          <table:table-cell table:formula="of:=[.P73]+7" office:value-type="float" office:value="50" calcext:value-type="float">
            <text:p>50</text:p>
          </table:table-cell>
          <table:table-cell/>
          <table:table-cell office:value-type="string" calcext:value-type="string">
            <text:p>Auch vom Teilnehmer 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G74]+0.5" office:value-type="float" office:value="6.5" calcext:value-type="float">
            <text:p>6,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  <table:table-cell table:formula="of:=[.P74]+7" office:value-type="float" office:value="57" calcext:value-type="float">
            <text:p>57</text:p>
          </table:table-cell>
          <table:table-cell/>
          <table:table-cell office:value-type="string" calcext:value-type="string">
            <text:p>Auch vom Teilnehmer 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G75]+0.5" office:value-type="float" office:value="7" calcext:value-type="float">
            <text:p>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/>
          <table:table-cell table:formula="of:=[.P75]+7" office:value-type="float" office:value="64" calcext:value-type="float">
            <text:p>64</text:p>
          </table:table-cell>
          <table:table-cell/>
          <table:table-cell office:value-type="string" calcext:value-type="string">
            <text:p>Auch vom Teilnehmer 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G76]+0.5" office:value-type="float" office:value="7.5" calcext:value-type="float">
            <text:p>7,5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  <table:table-cell table:formula="of:=[.P76]+7" office:value-type="float" office:value="71" calcext:value-type="float">
            <text:p>71</text:p>
          </table:table-cell>
          <table:table-cell/>
          <table:table-cell office:value-type="string" calcext:value-type="string">
            <text:p>Auch vom Teilnehmer 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G77]+0.5"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/>
          <table:table-cell table:formula="of:=[.P77]+7" office:value-type="float" office:value="78" calcext:value-type="float">
            <text:p>78</text:p>
          </table:table-cell>
          <table:table-cell/>
          <table:table-cell office:value-type="string" calcext:value-type="string">
            <text:p>Auch vom Teilnehmer 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G78]+0.5" office:value-type="float" office:value="8.5" calcext:value-type="float">
            <text:p>8,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/>
          <table:table-cell table:formula="of:=[.P78]+7" office:value-type="float" office:value="85" calcext:value-type="float">
            <text:p>85</text:p>
          </table:table-cell>
          <table:table-cell/>
          <table:table-cell office:value-type="string" calcext:value-type="string">
            <text:p>Auch vom Teilnehmer 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G79]+0.5" office:value-type="float" office:value="9" calcext:value-type="float">
            <text:p>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/>
          <table:table-cell table:formula="of:=[.P79]+7" office:value-type="float" office:value="92" calcext:value-type="float">
            <text:p>92</text:p>
          </table:table-cell>
          <table:table-cell/>
          <table:table-cell office:value-type="string" calcext:value-type="string">
            <text:p>Auch vom Teilnehmer 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G80]+0.5" office:value-type="float" office:value="9.5" calcext:value-type="float">
            <text:p>9,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/>
          <table:table-cell table:formula="of:=[.P80]+7" office:value-type="float" office:value="99" calcext:value-type="float">
            <text:p>99</text:p>
          </table:table-cell>
          <table:table-cell/>
          <table:table-cell office:value-type="string" calcext:value-type="string">
            <text:p>Auch vom Teilnehmer 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81]+0.5" office:value-type="float" office:value="10" calcext:value-type="float">
            <text:p>1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/>
          <table:table-cell table:formula="of:=[.P81]+7" office:value-type="float" office:value="106" calcext:value-type="float">
            <text:p>106</text:p>
          </table:table-cell>
          <table:table-cell/>
          <table:table-cell office:value-type="string" calcext:value-type="string">
            <text:p>Auch vom Teilnehmer 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82]+0.5" office:value-type="float" office:value="10.5" calcext:value-type="float">
            <text:p>10,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table:formula="of:=[.P82]+7" office:value-type="float" office:value="113" calcext:value-type="float">
            <text:p>113</text:p>
          </table:table-cell>
          <table:table-cell/>
          <table:table-cell office:value-type="string" calcext:value-type="string">
            <text:p>Auch vom Teilnehmer 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G83]+0.5" office:value-type="float" office:value="11" calcext:value-type="float">
            <text:p>1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table:formula="of:=[.P83]+7" office:value-type="float" office:value="120" calcext:value-type="float">
            <text:p>120</text:p>
          </table:table-cell>
          <table:table-cell/>
          <table:table-cell office:value-type="string" calcext:value-type="string">
            <text:p>Auch vom Teilnehmer 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G84]+0.5" office:value-type="float" office:value="11.5" calcext:value-type="float">
            <text:p>11,5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table:formula="of:=[.P84]+7" office:value-type="float" office:value="127" calcext:value-type="float">
            <text:p>127</text:p>
          </table:table-cell>
          <table:table-cell/>
          <table:table-cell office:value-type="string" calcext:value-type="string">
            <text:p>Auch vom Teilnehmer 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G85]+0.5" office:value-type="float" office:value="12" calcext:value-type="float">
            <text:p>12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/>
          <table:table-cell table:formula="of:=[.P85]+7" office:value-type="float" office:value="134" calcext:value-type="float">
            <text:p>134</text:p>
          </table:table-cell>
          <table:table-cell/>
          <table:table-cell office:value-type="string" calcext:value-type="string">
            <text:p>Auch vom Teilnehmer 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G86]+0.5" office:value-type="float" office:value="12.5" calcext:value-type="float">
            <text:p>12,5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table:formula="of:=[.P86]+7" office:value-type="float" office:value="141" calcext:value-type="float">
            <text:p>141</text:p>
          </table:table-cell>
          <table:table-cell/>
          <table:table-cell office:value-type="string" calcext:value-type="string">
            <text:p>Auch vom Teilnehmer 2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G87]+0.5" office:value-type="float" office:value="13" calcext:value-type="float">
            <text:p>13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table:formula="of:=[.P87]+7" office:value-type="float" office:value="148" calcext:value-type="float">
            <text:p>148</text:p>
          </table:table-cell>
          <table:table-cell/>
          <table:table-cell office:value-type="string" calcext:value-type="string">
            <text:p>Auch vom Teilnehmer 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G88]+0.5" office:value-type="float" office:value="13.5" calcext:value-type="float">
            <text:p>13,5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/>
          <table:table-cell table:formula="of:=[.P88]+7" office:value-type="float" office:value="155" calcext:value-type="float">
            <text:p>155</text:p>
          </table:table-cell>
          <table:table-cell/>
          <table:table-cell office:value-type="string" calcext:value-type="string">
            <text:p>Auch vom Teilnehmer 2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G89]+0.5" office:value-type="float" office:value="14" calcext:value-type="float">
            <text:p>14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table:formula="of:=[.P89]+7" office:value-type="float" office:value="162" calcext:value-type="float">
            <text:p>162</text:p>
          </table:table-cell>
          <table:table-cell/>
          <table:table-cell office:value-type="string" calcext:value-type="string">
            <text:p>Auch vom Teilnehmer 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G90]+0.5" office:value-type="float" office:value="14.5" calcext:value-type="float">
            <text:p>14,5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table:formula="of:=[.P90]+7" office:value-type="float" office:value="169" calcext:value-type="float">
            <text:p>169</text:p>
          </table:table-cell>
          <table:table-cell/>
          <table:table-cell office:value-type="string" calcext:value-type="string">
            <text:p>Auch vom Teilnehmer 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G91]+0.5" office:value-type="float" office:value="15" calcext:value-type="float">
            <text:p>15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table:formula="of:=[.P91]+7" office:value-type="float" office:value="176" calcext:value-type="float">
            <text:p>176</text:p>
          </table:table-cell>
          <table:table-cell/>
          <table:table-cell office:value-type="string" calcext:value-type="string">
            <text:p>Auch vom Teilnehmer 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G92]+0.5" office:value-type="float" office:value="15.5" calcext:value-type="float">
            <text:p>15,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table:formula="of:=[.P92]+7" office:value-type="float" office:value="183" calcext:value-type="float">
            <text:p>183</text:p>
          </table:table-cell>
          <table:table-cell/>
          <table:table-cell office:value-type="string" calcext:value-type="string">
            <text:p>Auch vom Teilnehmer 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G93]+0.5" office:value-type="float" office:value="16" calcext:value-type="float">
            <text:p>16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table:formula="of:=[.P93]+7" office:value-type="float" office:value="190" calcext:value-type="float">
            <text:p>190</text:p>
          </table:table-cell>
          <table:table-cell/>
          <table:table-cell office:value-type="string" calcext:value-type="string">
            <text:p>Auch vom Teilnehmer 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G94]+0.5" office:value-type="float" office:value="16.5" calcext:value-type="float">
            <text:p>16,5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table:formula="of:=[.P94]+7" office:value-type="float" office:value="197" calcext:value-type="float">
            <text:p>197</text:p>
          </table:table-cell>
          <table:table-cell/>
          <table:table-cell office:value-type="string" calcext:value-type="string">
            <text:p>Auch vom Teilnehmer 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G95]+0.5" office:value-type="float" office:value="17" calcext:value-type="float">
            <text:p>17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table:formula="of:=[.P95]+7" office:value-type="float" office:value="204" calcext:value-type="float">
            <text:p>204</text:p>
          </table:table-cell>
          <table:table-cell/>
          <table:table-cell office:value-type="string" calcext:value-type="string">
            <text:p>Auch vom Teilnehmer 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G96]+0.5" office:value-type="float" office:value="17.5" calcext:value-type="float">
            <text:p>17,5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table:formula="of:=[.P96]+7" office:value-type="float" office:value="211" calcext:value-type="float">
            <text:p>211</text:p>
          </table:table-cell>
          <table:table-cell/>
          <table:table-cell office:value-type="string" calcext:value-type="string">
            <text:p>Auch vom Teilnehmer 3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G97]+0.5" office:value-type="float" office:value="18" calcext:value-type="float">
            <text:p>18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table:formula="of:=[.P97]+7" office:value-type="float" office:value="218" calcext:value-type="float">
            <text:p>218</text:p>
          </table:table-cell>
          <table:table-cell/>
          <table:table-cell office:value-type="string" calcext:value-type="string">
            <text:p>Auch vom Teilnehmer 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G98]+0.5" office:value-type="float" office:value="18.5" calcext:value-type="float">
            <text:p>18,5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table:formula="of:=[.P98]+7" office:value-type="float" office:value="225" calcext:value-type="float">
            <text:p>225</text:p>
          </table:table-cell>
          <table:table-cell/>
          <table:table-cell office:value-type="string" calcext:value-type="string">
            <text:p>Auch vom Teilnehmer 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G99]+0.5" office:value-type="float" office:value="19" calcext:value-type="float">
            <text:p>19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table:formula="of:=[.P99]+7" office:value-type="float" office:value="232" calcext:value-type="float">
            <text:p>232</text:p>
          </table:table-cell>
          <table:table-cell/>
          <table:table-cell office:value-type="string" calcext:value-type="string">
            <text:p>Auch vom Teilnehmer 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G100]+0.5" office:value-type="float" office:value="19.5" calcext:value-type="float">
            <text:p>19,5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table:formula="of:=[.P100]+7" office:value-type="float" office:value="239" calcext:value-type="float">
            <text:p>239</text:p>
          </table:table-cell>
          <table:table-cell/>
          <table:table-cell office:value-type="string" calcext:value-type="string">
            <text:p>Auch vom Teilnehmer 3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G101]+0.5" office:value-type="float" office:value="20" calcext:value-type="float">
            <text:p>20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table:formula="of:=[.P101]+7" office:value-type="float" office:value="246" calcext:value-type="float">
            <text:p>246</text:p>
          </table:table-cell>
          <table:table-cell/>
          <table:table-cell office:value-type="string" calcext:value-type="string">
            <text:p>Auch vom Teilnehmer 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G102]+0.5" office:value-type="float" office:value="20.5" calcext:value-type="float">
            <text:p>20,5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table:formula="of:=[.P102]+7" office:value-type="float" office:value="253" calcext:value-type="float">
            <text:p>253</text:p>
          </table:table-cell>
          <table:table-cell/>
          <table:table-cell office:value-type="string" calcext:value-type="string">
            <text:p>Auch vom Teilnehmer 3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G103]+0.5" office:value-type="float" office:value="21" calcext:value-type="float">
            <text:p>21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/>
          <table:table-cell table:formula="of:=[.P103]+7" office:value-type="float" office:value="260" calcext:value-type="float">
            <text:p>260</text:p>
          </table:table-cell>
          <table:table-cell/>
          <table:table-cell office:value-type="string" calcext:value-type="string">
            <text:p>Auch vom Teilnehmer 3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G104]+0.5" office:value-type="float" office:value="21.5" calcext:value-type="float">
            <text:p>21,5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table:formula="of:=[.P104]+7" office:value-type="float" office:value="267" calcext:value-type="float">
            <text:p>267</text:p>
          </table:table-cell>
          <table:table-cell/>
          <table:table-cell office:value-type="string" calcext:value-type="string">
            <text:p>Auch vom Teilnehmer 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G105]+0.5" office:value-type="float" office:value="22" calcext:value-type="float">
            <text:p>22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table:formula="of:=[.P105]+7" office:value-type="float" office:value="274" calcext:value-type="float">
            <text:p>274</text:p>
          </table:table-cell>
          <table:table-cell/>
          <table:table-cell office:value-type="string" calcext:value-type="string">
            <text:p>Auch vom Teilnehmer 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G106]+0.5" office:value-type="float" office:value="22.5" calcext:value-type="float">
            <text:p>22,5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/>
          <table:table-cell table:formula="of:=[.P106]+7" office:value-type="float" office:value="281" calcext:value-type="float">
            <text:p>281</text:p>
          </table:table-cell>
          <table:table-cell/>
          <table:table-cell office:value-type="string" calcext:value-type="string">
            <text:p>Auch vom Teilnehmer 4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G107]+0.5" office:value-type="float" office:value="23" calcext:value-type="float">
            <text:p>2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table:formula="of:=[.P107]+7" office:value-type="float" office:value="288" calcext:value-type="float">
            <text:p>288</text:p>
          </table:table-cell>
          <table:table-cell/>
          <table:table-cell office:value-type="string" calcext:value-type="string">
            <text:p>Auch vom Teilnehmer 4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G108]+0.5" office:value-type="float" office:value="23.5" calcext:value-type="float">
            <text:p>23,5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/>
          <table:table-cell table:formula="of:=[.P108]+7" office:value-type="float" office:value="295" calcext:value-type="float">
            <text:p>295</text:p>
          </table:table-cell>
          <table:table-cell/>
          <table:table-cell office:value-type="string" calcext:value-type="string">
            <text:p>Auch vom Teilnehmer 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G109]+0.5" office:value-type="float" office:value="24" calcext:value-type="float">
            <text:p>24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/>
          <table:table-cell table:formula="of:=[.P109]+7" office:value-type="float" office:value="302" calcext:value-type="float">
            <text:p>302</text:p>
          </table:table-cell>
          <table:table-cell/>
          <table:table-cell office:value-type="string" calcext:value-type="string">
            <text:p>Auch vom Teilnehmer 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G110]+0.5" office:value-type="float" office:value="24.5" calcext:value-type="float">
            <text:p>24,5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/>
          <table:table-cell table:formula="of:=[.P110]+7" office:value-type="float" office:value="309" calcext:value-type="float">
            <text:p>309</text:p>
          </table:table-cell>
          <table:table-cell/>
          <table:table-cell office:value-type="string" calcext:value-type="string">
            <text:p>Auch vom Teilnehmer 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G111]+0.5" office:value-type="float" office:value="25" calcext:value-type="float">
            <text:p>25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/>
          <table:table-cell table:formula="of:=[.P111]+7" office:value-type="float" office:value="316" calcext:value-type="float">
            <text:p>316</text:p>
          </table:table-cell>
          <table:table-cell/>
          <table:table-cell office:value-type="string" calcext:value-type="string">
            <text:p>Auch vom Teilnehmer 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G112]+0.5" office:value-type="float" office:value="25.5" calcext:value-type="float">
            <text:p>25,5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table:formula="of:=[.P112]+7" office:value-type="float" office:value="323" calcext:value-type="float">
            <text:p>323</text:p>
          </table:table-cell>
          <table:table-cell/>
          <table:table-cell office:value-type="string" calcext:value-type="string">
            <text:p>Auch vom Teilnehmer 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G113]+0.5" office:value-type="float" office:value="26" calcext:value-type="float">
            <text:p>26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/>
          <table:table-cell table:formula="of:=[.P113]+7" office:value-type="float" office:value="330" calcext:value-type="float">
            <text:p>330</text:p>
          </table:table-cell>
          <table:table-cell/>
          <table:table-cell office:value-type="string" calcext:value-type="string">
            <text:p>Auch vom Teilnehmer 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G114]+0.5" office:value-type="float" office:value="26.5" calcext:value-type="float">
            <text:p>26,5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/>
          <table:table-cell table:formula="of:=[.P114]+7" office:value-type="float" office:value="337" calcext:value-type="float">
            <text:p>337</text:p>
          </table:table-cell>
          <table:table-cell/>
          <table:table-cell office:value-type="string" calcext:value-type="string">
            <text:p>Auch vom Teilnehmer 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G115]+0.5" office:value-type="float" office:value="27" calcext:value-type="float">
            <text:p>2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/>
          <table:table-cell table:formula="of:=[.P115]+7" office:value-type="float" office:value="344" calcext:value-type="float">
            <text:p>344</text:p>
          </table:table-cell>
          <table:table-cell/>
          <table:table-cell office:value-type="string" calcext:value-type="string">
            <text:p>Auch vom Teilnehmer 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G116]+0.5" office:value-type="float" office:value="27.5" calcext:value-type="float">
            <text:p>27,5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/>
          <table:table-cell table:formula="of:=[.P116]+7" office:value-type="float" office:value="351" calcext:value-type="float">
            <text:p>351</text:p>
          </table:table-cell>
          <table:table-cell/>
          <table:table-cell office:value-type="string" calcext:value-type="string">
            <text:p>Auch vom Teilnehmer 5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G117]+0.5" office:value-type="float" office:value="28" calcext:value-type="float">
            <text:p>28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/>
          <table:table-cell table:formula="of:=[.P117]+7" office:value-type="float" office:value="358" calcext:value-type="float">
            <text:p>358</text:p>
          </table:table-cell>
          <table:table-cell/>
          <table:table-cell office:value-type="string" calcext:value-type="string">
            <text:p>Auch vom Teilnehmer 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G118]+0.5" office:value-type="float" office:value="28.5" calcext:value-type="float">
            <text:p>28,5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/>
          <table:table-cell table:formula="of:=[.P118]+7" office:value-type="float" office:value="365" calcext:value-type="float">
            <text:p>365</text:p>
          </table:table-cell>
          <table:table-cell/>
          <table:table-cell office:value-type="string" calcext:value-type="string">
            <text:p>Auch vom Teilnehmer 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G119]+0.5" office:value-type="float" office:value="29" calcext:value-type="float">
            <text:p>29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/>
          <table:table-cell table:formula="of:=[.P119]+7" office:value-type="float" office:value="372" calcext:value-type="float">
            <text:p>372</text:p>
          </table:table-cell>
          <table:table-cell/>
          <table:table-cell office:value-type="string" calcext:value-type="string">
            <text:p>Auch vom Teilnehmer 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G120]+0.5" office:value-type="float" office:value="29.5" calcext:value-type="float">
            <text:p>29,5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/>
          <table:table-cell table:formula="of:=[.P120]+7" office:value-type="float" office:value="379" calcext:value-type="float">
            <text:p>379</text:p>
          </table:table-cell>
          <table:table-cell/>
          <table:table-cell office:value-type="string" calcext:value-type="string">
            <text:p>Auch vom Teilnehmer 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G121]+0.5" office:value-type="float" office:value="30" calcext:value-type="float">
            <text:p>30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/>
          <table:table-cell table:formula="of:=[.P121]+7" office:value-type="float" office:value="386" calcext:value-type="float">
            <text:p>386</text:p>
          </table:table-cell>
          <table:table-cell/>
          <table:table-cell office:value-type="string" calcext:value-type="string">
            <text:p>Auch vom Teilnehmer 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G122]+0.5" office:value-type="float" office:value="30.5" calcext:value-type="float">
            <text:p>30,5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/>
          <table:table-cell table:formula="of:=[.P122]+7" office:value-type="float" office:value="393" calcext:value-type="float">
            <text:p>393</text:p>
          </table:table-cell>
          <table:table-cell/>
          <table:table-cell office:value-type="string" calcext:value-type="string">
            <text:p>Auch vom Teilnehmer 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G123]+0.5" office:value-type="float" office:value="31" calcext:value-type="float">
            <text:p>31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/>
          <table:table-cell table:formula="of:=[.P123]+7" office:value-type="float" office:value="400" calcext:value-type="float">
            <text:p>400</text:p>
          </table:table-cell>
          <table:table-cell/>
          <table:table-cell office:value-type="string" calcext:value-type="string">
            <text:p>Auch vom Teilnehmer 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G124]+0.5" office:value-type="float" office:value="31.5" calcext:value-type="float">
            <text:p>31,5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/>
          <table:table-cell table:formula="of:=[.P124]+7" office:value-type="float" office:value="407" calcext:value-type="float">
            <text:p>407</text:p>
          </table:table-cell>
          <table:table-cell/>
          <table:table-cell office:value-type="string" calcext:value-type="string">
            <text:p>Auch vom Teilnehmer 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G125]+0.5" office:value-type="float" office:value="32" calcext:value-type="float">
            <text:p>32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/>
          <table:table-cell table:formula="of:=[.P125]+7" office:value-type="float" office:value="414" calcext:value-type="float">
            <text:p>414</text:p>
          </table:table-cell>
          <table:table-cell/>
          <table:table-cell office:value-type="string" calcext:value-type="string">
            <text:p>Auch vom Teilnehmer 5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G126]+0.5" office:value-type="float" office:value="32.5" calcext:value-type="float">
            <text:p>32,5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/>
          <table:table-cell table:formula="of:=[.P126]+7" office:value-type="float" office:value="421" calcext:value-type="float">
            <text:p>421</text:p>
          </table:table-cell>
          <table:table-cell/>
          <table:table-cell office:value-type="string" calcext:value-type="string">
            <text:p>Auch vom Teilnehmer 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G127]+0.5" office:value-type="float" office:value="33" calcext:value-type="float">
            <text:p>33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/>
          <table:table-cell table:formula="of:=[.P127]+7" office:value-type="float" office:value="428" calcext:value-type="float">
            <text:p>428</text:p>
          </table:table-cell>
          <table:table-cell/>
          <table:table-cell office:value-type="string" calcext:value-type="string">
            <text:p>Auch vom Teilnehmer 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G128]+0.5" office:value-type="float" office:value="33.5" calcext:value-type="float">
            <text:p>33,5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/>
          <table:table-cell table:formula="of:=[.P128]+7" office:value-type="float" office:value="435" calcext:value-type="float">
            <text:p>435</text:p>
          </table:table-cell>
          <table:table-cell/>
          <table:table-cell office:value-type="string" calcext:value-type="string">
            <text:p>Auch vom Teilnehmer 6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G129]+0.5" office:value-type="float" office:value="34" calcext:value-type="float">
            <text:p>34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/>
          <table:table-cell table:formula="of:=[.P129]+7" office:value-type="float" office:value="442" calcext:value-type="float">
            <text:p>442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G130]+0.5" office:value-type="float" office:value="34.5" calcext:value-type="float">
            <text:p>34,5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/>
          <table:table-cell table:formula="of:=[.P130]+7" office:value-type="float" office:value="449" calcext:value-type="float">
            <text:p>449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G131]+0.5" office:value-type="float" office:value="35" calcext:value-type="float">
            <text:p>35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/>
          <table:table-cell table:formula="of:=[.P131]+7" office:value-type="float" office:value="456" calcext:value-type="float">
            <text:p>456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G132]+0.5" office:value-type="float" office:value="35.5" calcext:value-type="float">
            <text:p>35,5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/>
          <table:table-cell table:formula="of:=[.P132]+7" office:value-type="float" office:value="463" calcext:value-type="float">
            <text:p>463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G133]+0.5" office:value-type="float" office:value="36" calcext:value-type="float">
            <text:p>36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/>
          <table:table-cell table:formula="of:=[.P133]+7" office:value-type="float" office:value="470" calcext:value-type="float">
            <text:p>470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G134]+0.5" office:value-type="float" office:value="36.5" calcext:value-type="float">
            <text:p>36,5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/>
          <table:table-cell table:formula="of:=[.P134]+7" office:value-type="float" office:value="477" calcext:value-type="float">
            <text:p>477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G135]+0.5" office:value-type="float" office:value="37" calcext:value-type="float">
            <text:p>3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table:formula="of:=[.P135]+7" office:value-type="float" office:value="484" calcext:value-type="float">
            <text:p>484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G136]+0.5" office:value-type="float" office:value="37.5" calcext:value-type="float">
            <text:p>37,5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/>
          <table:table-cell table:formula="of:=[.P136]+7" office:value-type="float" office:value="491" calcext:value-type="float">
            <text:p>491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G137]+0.5" office:value-type="float" office:value="38" calcext:value-type="float">
            <text:p>3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/>
          <table:table-cell table:formula="of:=[.P137]+7" office:value-type="float" office:value="498" calcext:value-type="float">
            <text:p>498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G138]+0.5" office:value-type="float" office:value="38.5" calcext:value-type="float">
            <text:p>38,5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/>
          <table:table-cell table:formula="of:=[.P138]+7" office:value-type="float" office:value="505" calcext:value-type="float">
            <text:p>505</text:p>
          </table:table-cell>
          <table:table-cell/>
          <table:table-cell office:value-type="string" calcext:value-type="string">
            <text:p>Wenn Teilnehmer nicht vorhande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G139]+0.5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G140]+0.5" office:value-type="float" office:value="39.5" calcext:value-type="float">
            <text:p>39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G141]+0.5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G142]+0.5" office:value-type="float" office:value="40.5" calcext:value-type="float">
            <text:p>40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G143]+0.5"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G144]+0.5" office:value-type="float" office:value="41.5" calcext:value-type="float">
            <text:p>41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G145]+0.5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G146]+0.5" office:value-type="float" office:value="42.5" calcext:value-type="float">
            <text:p>42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G147]+0.5"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G148]+0.5" office:value-type="float" office:value="43.5" calcext:value-type="float">
            <text:p>43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G149]+0.5"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G150]+0.5" office:value-type="float" office:value="44.5" calcext:value-type="float">
            <text:p>44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G151]+0.5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G152]+0.5" office:value-type="float" office:value="45.5" calcext:value-type="float">
            <text:p>45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G153]+0.5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G154]+0.5" office:value-type="float" office:value="46.5" calcext:value-type="float">
            <text:p>46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G155]+0.5"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G156]+0.5" office:value-type="float" office:value="47.5" calcext:value-type="float">
            <text:p>47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G157]+0.5" office:value-type="float" office:value="48" calcext:value-type="float">
            <text:p>48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G158]+0.5" office:value-type="float" office:value="48.5" calcext:value-type="float">
            <text:p>48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G159]+0.5" office:value-type="float" office:value="49" calcext:value-type="float">
            <text:p>49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G160]+0.5" office:value-type="float" office:value="49.5" calcext:value-type="float">
            <text:p>49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G161]+0.5"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G162]+0.5" office:value-type="float" office:value="50.5" calcext:value-type="float">
            <text:p>50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G163]+0.5"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G164]+0.5" office:value-type="float" office:value="51.5" calcext:value-type="float">
            <text:p>51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G165]+0.5" office:value-type="float" office:value="52" calcext:value-type="float">
            <text:p>5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G166]+0.5" office:value-type="float" office:value="52.5" calcext:value-type="float">
            <text:p>52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G167]+0.5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G168]+0.5" office:value-type="float" office:value="53.5" calcext:value-type="float">
            <text:p>53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G169]+0.5" office:value-type="float" office:value="54" calcext:value-type="float">
            <text:p>54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G170]+0.5" office:value-type="float" office:value="54.5" calcext:value-type="float">
            <text:p>54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G171]+0.5" office:value-type="float" office:value="55" calcext:value-type="float">
            <text:p>5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G172]+0.5" office:value-type="float" office:value="55.5" calcext:value-type="float">
            <text:p>55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G173]+0.5"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G174]+0.5" office:value-type="float" office:value="56.5" calcext:value-type="float">
            <text:p>56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G175]+0.5" office:value-type="float" office:value="57" calcext:value-type="float">
            <text:p>57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G176]+0.5" office:value-type="float" office:value="57.5" calcext:value-type="float">
            <text:p>57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G177]+0.5" office:value-type="float" office:value="58" calcext:value-type="float">
            <text:p>58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G178]+0.5" office:value-type="float" office:value="58.5" calcext:value-type="float">
            <text:p>58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G179]+0.5" office:value-type="float" office:value="59" calcext:value-type="float">
            <text:p>59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G180]+0.5" office:value-type="float" office:value="59.5" calcext:value-type="float">
            <text:p>59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G181]+0.5"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G182]+0.5" office:value-type="float" office:value="60.5" calcext:value-type="float">
            <text:p>60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G183]+0.5" office:value-type="float" office:value="61" calcext:value-type="float">
            <text:p>61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G184]+0.5" office:value-type="float" office:value="61.5" calcext:value-type="float">
            <text:p>61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G185]+0.5" office:value-type="float" office:value="62" calcext:value-type="float">
            <text:p>62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G186]+0.5" office:value-type="float" office:value="62.5" calcext:value-type="float">
            <text:p>62,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G187]+0.5"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G188]+0.5" office:value-type="float" office:value="63.5" calcext:value-type="float">
            <text:p>63,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.00.0000</text:date>, <text:time style:data-style-name="N2" text:time-value="12:20:07.7821193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2:00:11.601246527</meta:creation-date>
    <dc:date>2020-06-19T12:33:19.110728826</dc:date>
    <meta:editing-duration>PT46M28S</meta:editing-duration>
    <meta:editing-cycles>6</meta:editing-cycles>
    <meta:generator>LibreOffice/6.0.7.3$Linux_X86_64 LibreOffice_project/00m0$Build-3</meta:generator>
    <meta:document-statistic meta:table-count="1" meta:cell-count="665" meta:object-count="0"/>
  </office:meta>
</office:document-meta>
</file>